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894cm" fo:min-width="0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0.629cm" fo:min-width="1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width="0.051cm" svg:stroke-color="#6666ff" draw:marker-start-width="0.355cm" draw:marker-end-width="0.355cm" draw:fill-color="#ffffff" draw:textarea-horizontal-align="justify" draw:textarea-vertical-align="middle" draw:auto-grow-height="false" fo:min-height="2.749cm" fo:min-width="6.107cm" fo:padding-top="0.15cm" fo:padding-bottom="0.15cm" fo:padding-left="0.275cm" fo:padding-right="0.275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18cm"/>
    </style:style>
    <style:style style:name="gr9" style:family="graphic" style:parent-style-name="standard">
      <style:graphic-properties svg:stroke-width="0.051cm" svg:stroke-color="#6666ff" draw:marker-start-width="0.355cm" draw:marker-end-width="0.355cm" draw:opacity="0%" draw:textarea-horizontal-align="justify" draw:textarea-vertical-align="middle" draw:auto-grow-height="false" fo:min-height="3.306cm" fo:min-width="10.676cm" fo:padding-top="0.15cm" fo:padding-bottom="0.15cm" fo:padding-left="0.275cm" fo:padding-right="0.275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32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1" fo:font-size="24pt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style:font-name="Courier New1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Liberation Mono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96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969600" style:text-outline="false" style:text-line-through-style="none" style:text-line-through-type="none" style:font-name="Liberation Mono1" fo:font-size="24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urier New1" fo:font-size="18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fo:color="#005ab4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5ab4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5844c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3333" style:text-outline="false" style:text-line-through-style="none" style:text-line-through-type="none" style:font-name="Liberation Mono2" fo:font-size="20pt" fo:font-style="normal" fo:text-shadow="none" style:text-underline-style="none" fo:font-weight="bold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96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804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93300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style:text-position="super 58%"/>
    </style:style>
    <style:style style:name="T22" style:family="text">
      <style:text-properties style:font-name="Liberation Sans4"/>
    </style:style>
    <style:style style:name="T23" style:family="text">
      <style:text-properties fo:font-variant="normal" fo:text-transform="none" fo:color="#f5844c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804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9933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96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XSLT process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Or: how to do more than just count thing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 XML snippet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><text:span text:style-name="T1">&lt;lg&gt;</text:span><text:span text:style-name="T2"><text:line-break/></text:span><text:span text:style-name="T2"> <text:s/></text:span><text:span text:style-name="T1">&lt;head&gt;</text:span><text:span text:style-name="T2">XSLT</text:span><text:span text:style-name="T1">&lt;/head&gt;</text:span><text:span text:style-name="T2"><text:line-break/></text:span><text:span text:style-name="T2"> <text:s/></text:span><text:span text:style-name="T1">&lt;l&gt;</text:span><text:span text:style-name="T2">X-S-L-T can manipulate your X-M-L,</text:span><text:span text:style-name="T1">&lt;/l&gt;</text:span><text:span text:style-name="T2"><text:line-break/></text:span><text:span text:style-name="T2"> <text:s/></text:span><text:span text:style-name="T1">&lt;l&gt;</text:span><text:span text:style-name="T2">But the input tree,</text:span><text:span text:style-name="T1">&lt;/l&gt;</text:span><text:span text:style-name="T2"><text:line-break/></text:span><text:span text:style-name="T2"> <text:s/></text:span><text:span text:style-name="T1">&lt;l&gt;</text:span><text:span text:style-name="T2">Well-formed must be,</text:span><text:span text:style-name="T1">&lt;/l&gt;</text:span><text:span text:style-name="T2"><text:line-break/></text:span><text:span text:style-name="T2"> <text:s/></text:span><text:span text:style-name="T1">&lt;l&gt;</text:span><text:span text:style-name="T2">Or the process won’t go very well.</text:span><text:span text:style-name="T1">&lt;/l&gt;</text:span><text:span text:style-name="T2"><text:line-break/></text:span><text:span text:style-name="T2"> <text:s/></text:span><text:span text:style-name="T1">&lt;note&gt;</text:span><text:span text:style-name="T2">To the tune of </text:span><text:span text:style-name="T1">&lt;title&gt;</text:span><text:span text:style-name="T2">Oklahoma</text:span><text:span text:style-name="T1">&lt;/title&gt;</text:span><text:span text:style-name="T2"><text:line-break/></text:span><text:span text:style-name="T2"> <text:s text:c="3"/>by Rodgers </text:span><text:span text:style-name="T3">&amp;amp;</text:span><text:span text:style-name="T2"> Hammerstein</text:span><text:span text:style-name="T1">&lt;/note&gt;</text:span><text:span text:style-name="T2"><text:line-break/></text:span><text:span text:style-name="T1">&lt;/l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as an element tree</text:p>
          </draw:text-box>
        </draw:frame>
        <draw:custom-shape draw:style-name="gr2" draw:text-style-name="P3" xml:id="id1" draw:id="id1" draw:layer="layout" svg:width="0.254cm" svg:height="1.143cm" svg:x="12.811cm" svg:y="4.935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g xml:id="id2" draw:id="id2">
          <draw:custom-shape draw:style-name="gr3" draw:text-style-name="P3" draw:layer="layout" svg:width="3.683cm" svg:height="1.397cm" svg:x="11.113cm" svg:y="7.58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1.512cm" svg:height="0.989cm" svg:x="12.198cm" svg:y="7.789cm">
            <draw:text-box>
              <text:p><text:span text:style-name="T4">lg</text:span></text:p>
            </draw:text-box>
          </draw:frame>
        </draw:g>
        <draw:g xml:id="id3" draw:id="id3">
          <draw:custom-shape draw:style-name="gr3" draw:text-style-name="P3" draw:layer="layout" svg:width="3.683cm" svg:height="1.397cm" svg:x="1.613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.41cm" svg:y="10.703cm">
            <draw:text-box>
              <text:p><text:span text:style-name="T4">head</text:span></text:p>
            </draw:text-box>
          </draw:frame>
        </draw:g>
        <draw:g xml:id="id7" draw:id="id7">
          <draw:custom-shape draw:style-name="gr3" draw:text-style-name="P3" draw:layer="layout" svg:width="3.683cm" svg:height="1.397cm" svg:x="10.0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1.454cm" svg:y="10.694cm">
            <draw:text-box>
              <text:p><text:span text:style-name="T4">l</text:span></text:p>
            </draw:text-box>
          </draw:frame>
        </draw:g>
        <draw:g xml:id="id4" draw:id="id4">
          <draw:custom-shape draw:style-name="gr3" draw:text-style-name="P3" draw:layer="layout" svg:width="3.683cm" svg:height="1.397cm" svg:x="14.2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5.655cm" svg:y="10.694cm">
            <draw:text-box>
              <text:p><text:span text:style-name="T4">l</text:span></text:p>
            </draw:text-box>
          </draw:frame>
        </draw:g>
        <draw:g xml:id="id5" draw:id="id5">
          <draw:custom-shape draw:style-name="gr3" draw:text-style-name="P3" draw:layer="layout" svg:width="3.683cm" svg:height="1.397cm" svg:x="18.415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19.855cm" svg:y="10.694cm">
            <draw:text-box>
              <text:p><text:span text:style-name="T4">l</text:span></text:p>
            </draw:text-box>
          </draw:frame>
        </draw:g>
        <draw:g xml:id="id8" draw:id="id8">
          <draw:custom-shape draw:style-name="gr3" draw:text-style-name="P3" draw:layer="layout" svg:width="3.683cm" svg:height="1.397cm" svg:x="22.613cm" svg:y="10.4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089cm" svg:height="0.971cm" svg:x="23.411cm" svg:y="10.703cm">
            <draw:text-box>
              <text:p><text:span text:style-name="T4">note</text:span></text:p>
            </draw:text-box>
          </draw:frame>
        </draw:g>
        <draw:g xml:id="id9" draw:id="id9">
          <draw:custom-shape draw:style-name="gr3" draw:text-style-name="P3" draw:layer="layout" svg:width="3.683cm" svg:height="1.397cm" svg:x="22.613cm" svg:y="13.39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5" draw:text-style-name="P4" draw:layer="layout" svg:width="2.517cm" svg:height="0.971cm" svg:x="23.196cm" svg:y="13.604cm">
            <draw:text-box>
              <text:p><text:span text:style-name="T4">title</text:span></text:p>
            </draw:text-box>
          </draw:frame>
        </draw:g>
        <draw:connector draw:style-name="gr6" draw:text-style-name="P5" draw:layer="layout" svg:x1="12.938cm" svg:y1="6.078cm" svg:x2="12.954cm" svg:y2="7.585cm" draw:start-shape="id1" draw:start-glue-point="8" draw:end-shape="id2" draw:end-glue-point="0" svg:d="M12938 6078v753h16v754" svg:viewBox="0 0 17 1508">
          <text:p/>
        </draw:connector>
        <draw:connector draw:style-name="gr6" draw:text-style-name="P5" draw:layer="layout" svg:x1="12.954cm" svg:y1="8.982cm" svg:x2="3.454cm" svg:y2="10.49cm" draw:start-shape="id2" draw:start-glue-point="2" draw:end-shape="id3" draw:end-glue-point="0" svg:d="M12954 8982v754h-9500v754" svg:viewBox="0 0 9501 1509">
          <text:p/>
        </draw:connector>
        <draw:connector draw:style-name="gr6" draw:text-style-name="P5" draw:layer="layout" svg:x1="12.954cm" svg:y1="8.982cm" svg:x2="16.056cm" svg:y2="10.49cm" draw:start-shape="id2" draw:start-glue-point="2" draw:end-shape="id4" draw:end-glue-point="0" svg:d="M12954 8982v754h3102v754" svg:viewBox="0 0 3103 1509">
          <text:p/>
        </draw:connector>
        <draw:connector draw:style-name="gr6" draw:text-style-name="P5" draw:layer="layout" svg:x1="12.954cm" svg:y1="8.982cm" svg:x2="20.256cm" svg:y2="10.49cm" draw:start-shape="id2" draw:start-glue-point="2" draw:end-shape="id5" draw:end-glue-point="0" svg:d="M12954 8982v754h7302v754" svg:viewBox="0 0 7303 1509">
          <text:p/>
        </draw:connector>
        <draw:custom-shape draw:style-name="gr7" draw:text-style-name="P6" draw:layer="layout" svg:width="6.607cm" svg:height="2.999cm" svg:x="1.013cm" svg:y="4.699cm">
          <text:p/>
          <draw:enhanced-geometry svg:viewBox="0 0 21600 21600" draw:mirror-horizontal="true" draw:type="line-callout-1" draw:modifiers="-16592.2518159806 5493.6 -817.19128329297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7" draw:layer="layout" svg:width="5.818cm" svg:height="2.384cm" svg:x="1.424cm" svg:y="4.96cm">
          <draw:text-box>
            <text:p><text:span text:style-name="T5">Document</text:span> or “<text:span text:style-name="T5">root</text:span>”<text:line-break/>node. XSLT starts<text:line-break/>processing here.</text:p>
          </draw:text-box>
        </draw:frame>
        <draw:custom-shape draw:style-name="gr9" draw:text-style-name="P8" draw:layer="layout" svg:width="11.176cm" svg:height="3.556cm" svg:x="6.818cm" svg:y="13.54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0.827cm" svg:height="3.095cm" svg:x="7.034cm" svg:y="13.764cm">
          <draw:text-box>
            <text:p>All these others are <text:span text:style-name="T5">element</text:span><text:span text:style-name="T6"> nodes.</text:span><text:span text:style-name="T6"><text:line-break/></text:span><text:span text:style-name="T6">We will be dealing with mostly these,</text:span><text:span text:style-name="T6"><text:line-break/></text:span><text:span text:style-name="T6">but also </text:span><text:span text:style-name="T5">text</text:span><text:span text:style-name="T6"> nodes and </text:span><text:span text:style-name="T5">attribute</text:span><text:span text:style-name="T5"><text:line-break/></text:span><text:span text:style-name="T6">nodes shortly.</text:span></text:p>
          </draw:text-box>
        </draw:frame>
        <draw:g xml:id="id6" draw:id="id6">
          <draw:custom-shape draw:style-name="gr3" draw:text-style-name="P3" draw:layer="layout" svg:width="3.683cm" svg:height="1.397cm" svg:x="5.814cm" svg:y="10.49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" draw:text-style-name="P4" draw:layer="layout" svg:width="0.803cm" svg:height="0.989cm" svg:x="7.155cm" svg:y="10.695cm">
            <draw:text-box>
              <text:p><text:span text:style-name="T4">l</text:span></text:p>
            </draw:text-box>
          </draw:frame>
        </draw:g>
        <draw:connector draw:style-name="gr6" draw:text-style-name="P5" draw:layer="layout" svg:x1="7.655cm" svg:y1="10.49cm" svg:x2="12.954cm" svg:y2="8.982cm" draw:start-shape="id6" draw:start-glue-point="0" draw:end-shape="id2" draw:end-glue-point="2" svg:d="M7655 10490v-754h5299v-754" svg:viewBox="0 0 5300 1509">
          <text:p/>
        </draw:connector>
        <draw:connector draw:style-name="gr6" draw:text-style-name="P5" draw:layer="layout" svg:x1="12.954cm" svg:y1="8.982cm" svg:x2="11.855cm" svg:y2="10.49cm" draw:start-shape="id2" draw:start-glue-point="2" draw:end-shape="id7" draw:end-glue-point="0" svg:d="M12954 8982v754h-1099v754" svg:viewBox="0 0 1100 1509">
          <text:p/>
        </draw:connector>
        <draw:connector draw:style-name="gr6" draw:text-style-name="P5" draw:layer="layout" svg:x1="12.954cm" svg:y1="8.982cm" svg:x2="24.454cm" svg:y2="10.49cm" draw:start-shape="id2" draw:start-glue-point="2" draw:end-shape="id8" draw:end-glue-point="0" svg:d="M12954 8982v754h11500v754" svg:viewBox="0 0 11501 1509">
          <text:p/>
        </draw:connector>
        <draw:connector draw:style-name="gr6" draw:text-style-name="P5" draw:layer="layout" svg:x1="24.454cm" svg:y1="11.887cm" svg:x2="24.454cm" svg:y2="13.391cm" draw:start-shape="id8" draw:start-glue-point="2" draw:end-shape="id9" draw:end-glue-point="0" svg:d="M24454 11887v1504" svg:viewBox="0 0 1 1505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andling of a single n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SLT engine selects a node from the input tree</text:p>
              </text:list-item>
              <text:list-item>
                <text:p>Asks “Is there a template that knows how to process this node?”.</text:p>
              </text:list-item>
              <text:list-item>
                <text:p>If the answer is <text:span text:style-name="T7">yes</text:span><text:span text:style-name="T8">, apply that template to the input node</text:span></text:p>
              </text:list-item>
              <text:list-item>
                <text:p><text:span text:style-name="T8">If the answer is </text:span><text:span text:style-name="T7">no</text:span><text:span text:style-name="T8">, apply the built-in template for that kind of node (i.e., root, element, text, or attribut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 sel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XSLT engine starts with the <text:span text:style-name="T5">root</text:span><text:span text:style-name="T6"> or </text:span><text:span text:style-name="T5">document</text:span><text:span text:style-name="T6"> node</text:span></text:p>
              </text:list-item>
              <text:list-item>
                <text:p><text:span text:style-name="T6">The XSLT instruction </text:span><text:span text:style-name="T9">&lt;xsl:apply-templates&gt;</text:span><text:span text:style-name="T10"> tells the processor to select some nodes from the input tree, and for each one, to look for a template with which to process it</text:span></text:p>
              </text:list-item>
              <text:list-item>
                <text:p><text:span text:style-name="T10">If a template is found, it is applied to the node</text:span></text:p>
              </text:list-item>
              <text:list-item>
                <text:p><text:span text:style-name="T10">If no template is found, the built-in template for that node type is applied to the n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root template</text:p>
          </draw:text-box>
        </draw:frame>
        <draw:g>
          <draw:custom-shape draw:style-name="gr2" draw:text-style-name="P3" xml:id="id10" draw:id="id10" draw:layer="layout" svg:width="0.254cm" svg:height="1.143cm" svg:x="12.811cm" svg:y="10.835cm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g xml:id="id11" draw:id="id11">
            <draw:custom-shape draw:style-name="gr3" draw:text-style-name="P3" draw:layer="layout" svg:width="3.683cm" svg:height="1.397cm" svg:x="11.113cm" svg:y="13.485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1.512cm" svg:height="0.989cm" svg:x="12.198cm" svg:y="13.689cm">
              <draw:text-box>
                <text:p><text:span text:style-name="T4">lg</text:span></text:p>
              </draw:text-box>
            </draw:frame>
          </draw:g>
          <draw:g xml:id="id12" draw:id="id12">
            <draw:custom-shape draw:style-name="gr3" draw:text-style-name="P3" draw:layer="layout" svg:width="3.683cm" svg:height="1.397cm" svg:x="1.613cm" svg:y="16.3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5" draw:text-style-name="P4" draw:layer="layout" svg:width="2.089cm" svg:height="0.971cm" svg:x="2.41cm" svg:y="16.603cm">
              <draw:text-box>
                <text:p><text:span text:style-name="T4">head</text:span></text:p>
              </draw:text-box>
            </draw:frame>
          </draw:g>
          <draw:g xml:id="id16" draw:id="id16">
            <draw:custom-shape draw:style-name="gr3" draw:text-style-name="P3" draw:layer="layout" svg:width="3.683cm" svg:height="1.397cm" svg:x="10.014cm" svg:y="16.3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0.803cm" svg:height="0.989cm" svg:x="11.454cm" svg:y="16.594cm">
              <draw:text-box>
                <text:p><text:span text:style-name="T4">l</text:span></text:p>
              </draw:text-box>
            </draw:frame>
          </draw:g>
          <draw:g xml:id="id13" draw:id="id13">
            <draw:custom-shape draw:style-name="gr3" draw:text-style-name="P3" draw:layer="layout" svg:width="3.683cm" svg:height="1.397cm" svg:x="14.215cm" svg:y="16.3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0.803cm" svg:height="0.989cm" svg:x="15.655cm" svg:y="16.594cm">
              <draw:text-box>
                <text:p><text:span text:style-name="T4">l</text:span></text:p>
              </draw:text-box>
            </draw:frame>
          </draw:g>
          <draw:g xml:id="id14" draw:id="id14">
            <draw:custom-shape draw:style-name="gr3" draw:text-style-name="P3" draw:layer="layout" svg:width="3.683cm" svg:height="1.397cm" svg:x="18.415cm" svg:y="16.3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0.803cm" svg:height="0.989cm" svg:x="19.855cm" svg:y="16.594cm">
              <draw:text-box>
                <text:p><text:span text:style-name="T4">l</text:span></text:p>
              </draw:text-box>
            </draw:frame>
          </draw:g>
          <draw:g xml:id="id17" draw:id="id17">
            <draw:custom-shape draw:style-name="gr3" draw:text-style-name="P3" draw:layer="layout" svg:width="3.683cm" svg:height="1.397cm" svg:x="22.613cm" svg:y="16.3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5" draw:text-style-name="P4" draw:layer="layout" svg:width="2.089cm" svg:height="0.971cm" svg:x="23.411cm" svg:y="16.603cm">
              <draw:text-box>
                <text:p><text:span text:style-name="T4">note</text:span></text:p>
              </draw:text-box>
            </draw:frame>
          </draw:g>
          <draw:g xml:id="id18" draw:id="id18">
            <draw:custom-shape draw:style-name="gr3" draw:text-style-name="P3" draw:layer="layout" svg:width="3.683cm" svg:height="1.397cm" svg:x="22.613cm" svg:y="19.291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5" draw:text-style-name="P4" draw:layer="layout" svg:width="2.517cm" svg:height="0.971cm" svg:x="23.196cm" svg:y="19.504cm">
              <draw:text-box>
                <text:p><text:span text:style-name="T4">title</text:span></text:p>
              </draw:text-box>
            </draw:frame>
          </draw:g>
          <draw:connector draw:style-name="gr6" draw:text-style-name="P5" draw:layer="layout" svg:x1="12.938cm" svg:y1="11.978cm" svg:x2="12.954cm" svg:y2="13.485cm" draw:start-shape="id10" draw:start-glue-point="8" draw:end-shape="id11" draw:end-glue-point="0" svg:d="M12938 11978v753h16v754" svg:viewBox="0 0 17 1508">
            <text:p/>
          </draw:connector>
          <draw:connector draw:style-name="gr6" draw:text-style-name="P5" draw:layer="layout" svg:x1="12.954cm" svg:y1="14.882cm" svg:x2="3.454cm" svg:y2="16.39cm" draw:start-shape="id11" draw:start-glue-point="2" draw:end-shape="id12" draw:end-glue-point="0" svg:d="M12954 14882v754h-9500v754" svg:viewBox="0 0 9501 1509">
            <text:p/>
          </draw:connector>
          <draw:connector draw:style-name="gr6" draw:text-style-name="P5" draw:layer="layout" svg:x1="12.954cm" svg:y1="14.882cm" svg:x2="16.056cm" svg:y2="16.39cm" draw:start-shape="id11" draw:start-glue-point="2" draw:end-shape="id13" draw:end-glue-point="0" svg:d="M12954 14882v754h3102v754" svg:viewBox="0 0 3103 1509">
            <text:p/>
          </draw:connector>
          <draw:connector draw:style-name="gr6" draw:text-style-name="P5" draw:layer="layout" svg:x1="12.954cm" svg:y1="14.882cm" svg:x2="20.256cm" svg:y2="16.39cm" draw:start-shape="id11" draw:start-glue-point="2" draw:end-shape="id14" draw:end-glue-point="0" svg:d="M12954 14882v754h7302v754" svg:viewBox="0 0 7303 1509">
            <text:p/>
          </draw:connector>
          <draw:g xml:id="id15" draw:id="id15">
            <draw:custom-shape draw:style-name="gr3" draw:text-style-name="P3" draw:layer="layout" svg:width="3.683cm" svg:height="1.397cm" svg:x="5.814cm" svg:y="16.39cm">
              <text:p/>
  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frame draw:style-name="gr4" draw:text-style-name="P4" draw:layer="layout" svg:width="0.803cm" svg:height="0.989cm" svg:x="7.155cm" svg:y="16.595cm">
              <draw:text-box>
                <text:p><text:span text:style-name="T4">l</text:span></text:p>
              </draw:text-box>
            </draw:frame>
          </draw:g>
          <draw:connector draw:style-name="gr6" draw:text-style-name="P5" draw:layer="layout" svg:x1="7.655cm" svg:y1="16.39cm" svg:x2="12.954cm" svg:y2="14.882cm" draw:start-shape="id15" draw:start-glue-point="0" draw:end-shape="id11" draw:end-glue-point="2" svg:d="M7655 16390v-754h5299v-754" svg:viewBox="0 0 5300 1509">
            <text:p/>
          </draw:connector>
          <draw:connector draw:style-name="gr6" draw:text-style-name="P5" draw:layer="layout" svg:x1="12.954cm" svg:y1="14.882cm" svg:x2="11.855cm" svg:y2="16.39cm" draw:start-shape="id11" draw:start-glue-point="2" draw:end-shape="id16" draw:end-glue-point="0" svg:d="M12954 14882v754h-1099v754" svg:viewBox="0 0 1100 1509">
            <text:p/>
          </draw:connector>
          <draw:connector draw:style-name="gr6" draw:text-style-name="P5" draw:layer="layout" svg:x1="12.954cm" svg:y1="14.882cm" svg:x2="24.454cm" svg:y2="16.39cm" draw:start-shape="id11" draw:start-glue-point="2" draw:end-shape="id17" draw:end-glue-point="0" svg:d="M12954 14882v754h11500v754" svg:viewBox="0 0 11501 1509">
            <text:p/>
          </draw:connector>
          <draw:connector draw:style-name="gr6" draw:text-style-name="P5" draw:layer="layout" svg:x1="24.454cm" svg:y1="17.787cm" svg:x2="24.454cm" svg:y2="19.291cm" draw:start-shape="id17" draw:start-glue-point="2" draw:end-shape="id18" draw:end-glue-point="0" svg:d="M24454 17787v1504" svg:viewBox="0 0 1 1505">
            <text:p/>
          </draw:connector>
        </draw:g>
        <draw:frame presentation:style-name="pr4" draw:text-style-name="P9" draw:layer="layout" svg:width="25.199cm" svg:height="10.309cm" svg:x="1.401cm" svg:y="4.415cm" presentation:class="outline" presentation:user-transformed="true">
          <draw:text-box>
            <text:p text:style-name="P9"><text:span text:style-name="T11">&lt;xsl:template</text:span><text:span text:style-name="T12"> </text:span><text:span text:style-name="T13">match="/"</text:span><text:span text:style-name="T14">&gt;</text:span><text:span text:style-name="T15"><text:line-break/></text:span><text:span text:style-name="T16"> <text:s/></text:span><text:span text:style-name="T14">&lt;html&gt;</text:span><text:span text:style-name="T15"><text:line-break/></text:span><text:span text:style-name="T16"> <text:s text:c="3"/></text:span><text:span text:style-name="T14">&lt;head&gt;</text:span><text:span text:style-name="T15"><text:line-break/></text:span><text:span text:style-name="T16"> <text:s text:c="5"/></text:span><text:span text:style-name="T14">&lt;title&gt;</text:span><text:span text:style-name="T16">A Snippet</text:span><text:span text:style-name="T14">&lt;/title&gt;</text:span><text:span text:style-name="T15"><text:line-break/></text:span><text:span text:style-name="T16"> <text:s text:c="3"/></text:span><text:span text:style-name="T14">&lt;/head&gt;</text:span><text:span text:style-name="T15"><text:line-break/></text:span><text:span text:style-name="T16"> <text:s text:c="3"/></text:span><text:span text:style-name="T14">&lt;body&gt;</text:span><text:span text:style-name="T15"><text:line-break/></text:span><text:span text:style-name="T16"> <text:s text:c="5"/></text:span><text:span text:style-name="T11">&lt;xsl:apply-templates </text:span><text:span text:style-name="T12">select</text:span><text:span text:style-name="T17">=</text:span><text:span text:style-name="T18">"child::node()"</text:span><text:span text:style-name="T14">/&gt;</text:span><text:span text:style-name="T15"><text:line-break/></text:span><text:span text:style-name="T16"> <text:s text:c="3"/></text:span><text:span text:style-name="T14">&lt;/body&gt;</text:span><text:span text:style-name="T15"><text:line-break/></text:span><text:span text:style-name="T16"> <text:s/></text:span><text:span text:style-name="T14">&lt;/html&gt;</text:span><text:span text:style-name="T15"><text:line-break/></text:span><text:span text:style-name="T11">&lt;/xsl:template&gt;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0">@selec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n be thought of as “select these nodes from the input tree”</text:p>
              </text:list-item>
              <text:list-item>
                <text:p>But in fact it’s really “evaluate this XPath and give me the result”</text:p>
              </text:list-item>
              <text:list-item>
                <text:p>Easier to think of it the 1<text:span text:style-name="T21">st</text:span> way for<text:line-break/><text:span text:style-name="T20">&lt;xsl:apply-templates&gt;</text:span></text:p>
              </text:list-item>
              <text:list-item>
                <text:p>Makes more sense the 2<text:span text:style-name="T21">nd</text:span> way for<text:line-break/><text:span text:style-name="T20">&lt;xsl:value-of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0" draw:layer="layout" svg:width="25.199cm" svg:height="3.506cm" svg:x="1.4cm" svg:y="0.837cm" presentation:class="title">
          <draw:text-box>
            <text:p text:style-name="P10"><text:span text:style-name="T20">@match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icates which nodes a template knows how to process</text:p>
              </text:list-item>
              <text:list-item>
                <text:p>If a </text:p>
              </text:list-item>
              <text:list-item>
                <text:p>Uses a subset of XPath. E.g.:</text:p>
                <text:list>
                  <text:list-item>
                    <text:p><text:span text:style-name="T20">"head"</text:span> = matches <text:span text:style-name="T20">&lt;head&gt;</text:span> elements</text:p>
                  </text:list-item>
                  <text:list-item>
                    <text:p><text:span text:style-name="T20">"/TEI/teiHeader/fileDesc/titleStmt/title"</text:span><text:span text:style-name="T22"> = matches the title(s) of the TEI file</text:span></text:p>
                  </text:list-item>
                  <text:list-item>
                    <text:p><text:span text:style-name="T20">"/TEI/teiHeader/fileDesc/titleStmt/title[1]"</text:span><text:span text:style-name="T22"> = matches the first title of the TEI file</text:span></text:p>
                  </text:list-item>
                  <text:list-item>
                    <text:p><text:span text:style-name="T20">"text//p"</text:span> = match only <text:span text:style-name="T20">&lt;p&gt;</text:span> elements that are descendants of <text:span text:style-name="T20">&lt;text&gt;</text:span> (i.e., not in <text:span text:style-name="T20">&lt;teiHeader&gt;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lg&gt;</text:span> template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><text:span text:style-name="T9">&lt;xsl:template</text:span><text:span text:style-name="T23"> match</text:span><text:span text:style-name="T24">=</text:span><text:span text:style-name="T25">"lg"</text:span><text:span text:style-name="T26">&gt;</text:span><text:span text:style-name="T27"><text:line-break/></text:span><text:span text:style-name="T28"> <text:s/></text:span><text:span text:style-name="T26">&lt;div</text:span><text:span text:style-name="T23"> class</text:span><text:span text:style-name="T24">=</text:span><text:span text:style-name="T25">"poem"</text:span><text:span text:style-name="T26">&gt;</text:span><text:span text:style-name="T27"><text:line-break/></text:span><text:span text:style-name="T27"> <text:s/></text:span><text:span text:style-name="T28"><text:s text:c="2"/></text:span><text:span text:style-name="T9">&lt;xsl:apply-templates </text:span><text:span text:style-name="T23">select</text:span><text:span text:style-name="T24">=</text:span><text:span text:style-name="T25">"child::node()"</text:span><text:span text:style-name="T26">/&gt;</text:span><text:span text:style-name="T27"><text:line-break/></text:span><text:span text:style-name="T28"> <text:s/></text:span><text:span text:style-name="T26">&lt;/div&gt;</text:span><text:span text:style-name="T27"><text:line-break/></text:span><text:span text:style-name="T9">&lt;/xsl:template&gt;</text:span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head&gt;</text:span> and <text:span text:style-name="T20">&lt;l&gt;</text:span> templates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><text:span text:style-name="T9">&lt;xsl:template</text:span><text:span text:style-name="T23"> match</text:span><text:span text:style-name="T24">=</text:span><text:span text:style-name="T25">"head"</text:span><text:span text:style-name="T26">&gt;</text:span><text:span text:style-name="T27"><text:line-break/></text:span><text:span text:style-name="T28"> <text:s/></text:span><text:span text:style-name="T26">&lt;h1&gt;</text:span><text:span text:style-name="T9">&lt;xsl:apply-templates</text:span><text:span text:style-name="T26">/&gt;&lt;/h1&gt;</text:span><text:span text:style-name="T27"><text:line-break/></text:span><text:span text:style-name="T9">&lt;/xsl:template&gt;</text:span><text:span text:style-name="T9"><text:line-break/></text:span><text:span text:style-name="T9"/></text:p>
            <text:p><text:span text:style-name="T9">&lt;xsl:template</text:span><text:span text:style-name="T23"> match</text:span><text:span text:style-name="T24">=</text:span><text:span text:style-name="T25">"l"</text:span><text:span text:style-name="T26">&gt;</text:span><text:span text:style-name="T9"><text:line-break/></text:span><text:span text:style-name="T28"> <text:s/></text:span><text:span text:style-name="T26">&lt;p</text:span><text:span text:style-name="T23"> class</text:span><text:span text:style-name="T24">=</text:span><text:span text:style-name="T25">"metrical_line"</text:span><text:span text:style-name="T26">&gt;</text:span><text:span text:style-name="T9"><text:line-break/></text:span><text:span text:style-name="T28"> <text:s text:c="3"/></text:span><text:span text:style-name="T9">&lt;xsl:apply-templates</text:span><text:span text:style-name="T23"> select</text:span><text:span text:style-name="T24">=</text:span><text:span text:style-name="T25">"child::node()"</text:span><text:span text:style-name="T26">/&gt;</text:span><text:span text:style-name="T9"><text:line-break/></text:span><text:span text:style-name="T28"> <text:s/></text:span><text:span text:style-name="T26">&lt;/p&gt;</text:span><text:span text:style-name="T9"><text:line-break/></text:span><text:span text:style-name="T9">&lt;/xsl:template&gt;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ippet <text:span text:style-name="T20">&lt;title&gt;</text:span> 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28"><text:s text:c="2"/></text:span><text:span text:style-name="T9">&lt;xsl:template</text:span><text:span text:style-name="T23"> match</text:span><text:span text:style-name="T24">=</text:span><text:span text:style-name="T25">"title"</text:span><text:span text:style-name="T26">&gt;</text:span><text:span text:style-name="T27"><text:line-break/></text:span><text:span text:style-name="T28"> <text:s text:c="3"/></text:span><text:span text:style-name="T9">&lt;xsl:text&gt;</text:span><text:span text:style-name="T28">“</text:span><text:span text:style-name="T9">&lt;/xsl:text&gt;</text:span><text:span text:style-name="T27"><text:line-break/></text:span><text:span text:style-name="T28"> <text:s text:c="3"/></text:span><text:span text:style-name="T9">&lt;xsl:apply-templates</text:span><text:span text:style-name="T26">/&gt;</text:span><text:span text:style-name="T27"><text:line-break/></text:span><text:span text:style-name="T28"> <text:s text:c="3"/></text:span><text:span text:style-name="T9">&lt;xsl:text&gt;</text:span><text:span text:style-name="T28">”</text:span><text:span text:style-name="T9">&lt;/xsl:text&gt;</text:span><text:span text:style-name="T27"><text:line-break/></text:span><text:span text:style-name="T28"> <text:s/></text:span><text:span text:style-name="T9">&lt;/xsl:template&gt;</text:span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 Unicode MS1" style:font-family-asian="'Arial Unicode MS'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 Unicode MS1" style:font-family-asian="'Arial Unicode M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 Unicode MS1" style:font-family-asian="'Arial Unicode MS'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22:33:06.696423000</meta:creation-date>
    <dc:date>2015-10-27T10:32:53.761802000</dc:date>
    <meta:editing-duration>PT10H23M17S</meta:editing-duration>
    <meta:editing-cycles>14</meta:editing-cycles>
    <meta:generator>LibreOffice/5.0.2.2$MacOSX_X86_64 LibreOffice_project/37b43f919e4de5eeaca9b9755ed688758a8251fe</meta:generator>
    <meta:document-statistic meta:object-count="135"/>
  </office:meta>
</office:document-meta>
</file>